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47da" officeooo:paragraph-rsid="001e47da"/>
    </style:style>
    <style:style style:name="P2" style:family="paragraph" style:parent-style-name="Standard">
      <style:text-properties officeooo:paragraph-rsid="001e47da"/>
    </style:style>
    <style:style style:name="P3" style:family="paragraph" style:parent-style-name="Standard">
      <style:text-properties officeooo:rsid="00202074" officeooo:paragraph-rsid="00202074"/>
    </style:style>
    <style:style style:name="P4" style:family="paragraph" style:parent-style-name="Standard">
      <style:text-properties officeooo:paragraph-rsid="00202074"/>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e47da" officeooo:paragraph-rsid="001e47da" style:font-weight-asian="bold" style:font-weight-complex="bold"/>
    </style:style>
    <style:style style:name="P7" style:family="paragraph" style:parent-style-name="Standard">
      <style:text-properties fo:font-weight="bold" officeooo:paragraph-rsid="00202074" style:font-weight-asian="bold" style:font-weight-complex="bold"/>
    </style:style>
    <style:style style:name="P8" style:family="paragraph" style:parent-style-name="Standard">
      <style:text-properties fo:font-weight="bold" officeooo:rsid="002190f7" officeooo:paragraph-rsid="002190f7" style:font-weight-asian="bold" style:font-weight-complex="bold"/>
    </style:style>
    <style:style style:name="P9" style:family="paragraph" style:parent-style-name="Standard">
      <style:text-properties fo:font-weight="bold" officeooo:rsid="00270639" officeooo:paragraph-rsid="00270639" style:font-weight-asian="bold" style:font-weight-complex="bold"/>
    </style:style>
    <style:style style:name="P10" style:family="paragraph" style:parent-style-name="Standard">
      <style:text-properties fo:font-weight="normal" officeooo:rsid="002190f7" officeooo:paragraph-rsid="002190f7" style:font-weight-asian="normal" style:font-weight-complex="normal"/>
    </style:style>
    <style:style style:name="P11" style:family="paragraph" style:parent-style-name="Standard">
      <style:text-properties fo:font-weight="normal" officeooo:rsid="0022c91e" officeooo:paragraph-rsid="0022c91e" style:font-weight-asian="normal" style:font-weight-complex="normal"/>
    </style:style>
    <style:style style:name="P12" style:family="paragraph" style:parent-style-name="Standard">
      <style:text-properties fo:font-weight="normal" officeooo:paragraph-rsid="0022c91e" style:font-weight-asian="normal" style:font-weight-complex="normal"/>
    </style:style>
    <style:style style:name="P13" style:family="paragraph" style:parent-style-name="Standard">
      <style:text-properties fo:font-weight="normal" officeooo:rsid="00270639" officeooo:paragraph-rsid="00270639" style:font-weight-asian="normal" style:font-weight-complex="normal"/>
    </style:style>
    <style:style style:name="P14" style:family="paragraph" style:parent-style-name="Standard">
      <style:text-properties fo:font-weight="normal" officeooo:paragraph-rsid="00202074" fo:background-color="#ffff00" style:font-weight-asian="normal" style:font-weight-complex="normal"/>
    </style:style>
    <style:style style:name="P15" style:family="paragraph" style:parent-style-name="Standard">
      <style:text-properties fo:font-weight="normal" officeooo:rsid="0022c91e" officeooo:paragraph-rsid="0022c91e" fo:background-color="#ffff00" style:font-weight-asian="normal" style:font-weight-complex="normal"/>
    </style:style>
    <style:style style:name="P16" style:family="paragraph" style:parent-style-name="Standard">
      <style:text-properties officeooo:paragraph-rsid="0022c91e"/>
    </style:style>
    <style:style style:name="P17" style:family="paragraph" style:parent-style-name="Standard">
      <style:paragraph-properties fo:text-align="center" style:justify-single-word="false"/>
      <style:text-properties fo:font-size="16pt" fo:font-weight="bold" officeooo:rsid="0025202b" officeooo:paragraph-rsid="0025202b" style:font-size-asian="16pt" style:font-weight-asian="bold" style:font-size-complex="16pt" style:font-weight-complex="bold"/>
    </style:style>
    <style:style style:name="P18" style:family="paragraph" style:parent-style-name="Standard">
      <style:text-properties officeooo:paragraph-rsid="0020df93"/>
    </style:style>
    <style:style style:name="T1" style:family="text">
      <style:text-properties officeooo:rsid="001e47da"/>
    </style:style>
    <style:style style:name="T2" style:family="text">
      <style:text-properties officeooo:rsid="00202074"/>
    </style:style>
    <style:style style:name="T3" style:family="text">
      <style:text-properties fo:font-weight="normal" officeooo:rsid="0022c91e" style:font-weight-asian="normal" style:font-weight-complex="normal"/>
    </style:style>
    <style:style style:name="T4" style:family="text">
      <style:text-properties fo:font-weight="normal" officeooo:rsid="00270639" style:font-weight-asian="normal" style:font-weight-complex="normal"/>
    </style:style>
    <style:style style:name="T5" style:family="text">
      <style:text-properties officeooo:rsid="00270639"/>
    </style:style>
    <style:style style:name="T6" style:family="text">
      <style:text-properties fo:background-color="#ffff00" loext:char-shading-value="0"/>
    </style:style>
    <style:style style:name="T7"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 </text:span>Describa brevemente los diferentes perfiles de familias de microprocesadores/microcontroladores de ARM. Explique alguna de sus diferencias características.</text:p>
      <text:p text:style-name="Standard"/>
      <text:p text:style-name="P1">Los microprocesadores ARM se agrupan en tres familias según su utilización:</text:p>
      <text:p text:style-name="P1"/>
      <text:p text:style-name="P1">Cortex A</text:p>
      <text:p text:style-name="P2"><text:span text:style-name="T1">- Utilizados comunmente para ejecuta</text:span><text:span text:style-name="T5">r</text:span><text:span text:style-name="T1"> y administrar aplicaciones. Son dispositivos en los cuales la latencia no es un parámetro crítico </text:span><text:span text:style-name="T5">pero sí la performance.</text:span></text:p>
      <text:p text:style-name="P1"/>
      <text:p text:style-name="P1">Cortex R</text:p>
      <text:p text:style-name="P1">- Utilizados para la ejecución de sistemas operativos en tiempo real. En estas aplicaciones, la latencia y el determinismo son críticos.</text:p>
      <text:p text:style-name="P1"/>
      <text:p text:style-name="P1">Cortex M</text:p>
      <text:p text:style-name="P1">- Dispositivos utilizados para desarrollos de fabricación masiva. Contienen características como memoria y periféricos de comunicación embebidos.</text:p>
      <text:p text:style-name="P1"/>
      <text:p text:style-name="P6"><text:span text:style-name="T2">1</text:span>. Describa brevemente las diferencias entre las familias de procesadores Cortex M0, M3 y</text:p>
      <text:p text:style-name="P6">M4.</text:p>
      <text:p text:style-name="P1"/>
      <text:p text:style-name="P1">Una de las principales diferencias entre los Cortex M0 y los demás es que los M0 disponen de una arquitectura Von Neumann y los M3 y M4 cuentan con arquitectura Harvard. Las ventajas <text:span text:style-name="T2">de la arquitectura Von Neumann es la simpleza y la eficiencia en la utilización de memoria, pero no pueden paralelizar el acceso a datos e instrucciones como sí se logra con la Harvard.</text:span></text:p>
      <text:p text:style-name="P3"/>
      <text:p text:style-name="P3">Las otras diferencias se encuentran en <text:span text:style-name="T5">las arquitecturas (que definen el </text:span>set de instrucciones<text:span text:style-name="T5">)</text:span>:</text:p>
      <text:p text:style-name="P3">M0: set de instrucciones básico.</text:p>
      <text:p text:style-name="P4"><text:span text:style-name="T2">M3: se incorpora instrucciones para utilizar campos de bit.</text:span></text:p>
      <text:p text:style-name="P4"><text:span text:style-name="T2">M4: se incorpora instrucciones para el procesamiento de grandes cantidades de datos (SIMD) y punto flotante.</text:span></text:p>
      <text:p text:style-name="P4"/>
      <text:p text:style-name="P7">2. ¿Por qué se dice que el set de instrucciones Thumb permite mayor densidad de código?</text:p>
      <text:p text:style-name="P7">Explique</text:p>
      <text:p text:style-name="P4"/>
      <text:p text:style-name="P3">Porque permite que, en la instancia del ensamblado del código, el ensamblador defina si es posible <text:s/>por ejemplo, en un procesador de 32 bit, utilizar instrucciones para 16 bits en lugar de instrucciones de 32 bits <text:span text:style-name="T5">para una determinada operación</text:span>.</text:p>
      <text:p text:style-name="P3"/>
      <text:p text:style-name="P7">3. ¿Qué entiende por arquitectura load-store? ¿Qué tipo de instrucciones no posee este</text:p>
      <text:p text:style-name="P7">tipo de arquitectura?</text:p>
      <text:p text:style-name="P7"/>
      <text:p text:style-name="P18"><text:span text:style-name="T7">Una arquitectura load/store es aquella que, ante una instrucción, toma los datos necesario de memoria, colocándolos en registros (load) y, luego, toma el resultado de la operación desde los registros correspondientes y los carga en memoria (store).</text:span></text:p>
      <text:p text:style-name="P14"/>
      <text:p text:style-name="P7">4. ¿Cómo es el mapa de memoria de la familia?</text:p>
      <text:p text:style-name="P8"/>
      <text:p text:style-name="P10">Es un mapa de memoria plano que permite direccionar hasta 4GB.</text:p>
      <text:p text:style-name="P7"/>
      <text:p text:style-name="P7">5. ¿Qué ventajas presenta el uso de los “shadowed pointers” del PSP y el MSP?</text:p>
      <text:p text:style-name="P15"><text:soft-page-break/>La ventaja es que permite que diferentes aplicaciones, en diferentes modos de privilegios, se ejecuten en distintas áreas de la memoria del microprocesador, siendo, este lugar en la memoria, transparente para la aplicación. </text:p>
      <text:p text:style-name="P7"/>
      <text:p text:style-name="P7"/>
      <text:p text:style-name="P7">6. Describa los diferentes modos de privilegio y operación del Cortex M, sus relaciones y</text:p>
      <text:p text:style-name="P7">como se conmuta de uno al otro. Describa un ejemplo en el que se pasa del modo</text:p>
      <text:p text:style-name="P7">privilegiado a no priviligiado y nuevamente a privilegiado.</text:p>
      <text:p text:style-name="P7"/>
      <text:p text:style-name="P11">Modo protegido</text:p>
      <text:p text:style-name="P16"><text:span text:style-name="T3"><text:tab/>En este modo se definen áreas </text:span><text:span text:style-name="T4">de la memoria</text:span><text:span text:style-name="T3"> de </text:span><text:span text:style-name="T4">no acceso,</text:span><text:span text:style-name="T3"> </text:span><text:span text:style-name="T4">parcial o total,</text:span><text:span text:style-name="T3"> y se habilita la MPU (unidad de protección de memoria).</text:span></text:p>
      <text:p text:style-name="P11">Todo <text:span text:style-name="T5">desde el micro</text:span> se accede mediante memoria mapeada.</text:p>
      <text:p text:style-name="P11">Modo no protegido:</text:p>
      <text:p text:style-name="P11"><text:tab/>Se permite el acceso a todos los periféricos, flash, registros.</text:p>
      <text:p text:style-name="P12"/>
      <text:p text:style-name="P7"/>
      <text:p text:style-name="P7">7. ¿Qué se entiende por modelo de registros ortogonal? Dé un ejemplo</text:p>
      <text:p text:style-name="P7"/>
      <text:p text:style-name="P7">8. ¿Qué ventajas presenta el uso de intrucciones de ejecución condicional (IT)? Dé un</text:p>
      <text:p text:style-name="P7">ejemplo</text:p>
      <text:p text:style-name="P7"/>
      <text:p text:style-name="P7">9. Describa brevemente las excepciones más prioritarias (reset, NMI, Hardfault).</text:p>
      <text:p text:style-name="P7"/>
      <text:p text:style-name="P7">10. Describa las funciones principales de la pila. ¿Cómo resuelve la arquitectura el llamado</text:p>
      <text:p text:style-name="P7">a funciones y su retorno?</text:p>
      <text:p text:style-name="P7"/>
      <text:p text:style-name="P7">11. Describa la secuencia de reset del microprocesador.</text:p>
      <text:p text:style-name="P7"/>
      <text:p text:style-name="P7">12. ¿Qué entiende por “core peripherals”? ¿Qué diferencia existe entre estos y el resto de</text:p>
      <text:p text:style-name="P7">los periféricos?</text:p>
      <text:p text:style-name="P7"/>
      <text:p text:style-name="P7">13. ¿Cómo se implementan las prioridades de las interrupciones? Dé un ejemplo</text:p>
      <text:p text:style-name="P7"/>
      <text:p text:style-name="P7">14. ¿Qué es el CMSIS? ¿Qué función cumple? ¿Quién lo provee? ¿Qué ventajas aporta?</text:p>
      <text:p text:style-name="P7"/>
      <text:p text:style-name="P7">15. Cuando ocurre una interrupción, asumiendo que está habilitada ¿Cómo opera el</text:p>
      <text:p text:style-name="P7">microprocesador para atender a la subrutina correspondiente? Explique con un ejemplo</text:p>
      <text:p text:style-name="P7"/>
      <text:p text:style-name="P7">17. ¿Cómo cambia la operación de stacking al utilizar la unidad de punto flotante?</text:p>
      <text:p text:style-name="P7"/>
      <text:p text:style-name="P7">16. Explique las características avanzadas de atención a interrupciones: tail chaining y late</text:p>
      <text:p text:style-name="P7">arrival.</text:p>
      <text:p text:style-name="P7"/>
      <text:p text:style-name="P7">17. ¿Qué es el systick? ¿Por qué puede afirmarse que su implementación favorece la</text:p>
      <text:p text:style-name="P7">portabilidad de los sistemas operativos embebidos?</text:p>
      <text:p text:style-name="P9"/>
      <text:p text:style-name="P13">Es un sistema de interrupciones por timer que permite llevar una marca exacta del tiempo. Favorece la portabilidad ya que ARM exige a los fabricantes que sea un periférico estándar y, por lo tanto, debe incluirse en la fabricación.</text:p>
      <text:p text:style-name="P7">18. ¿Qué funciones cumple la unidad de protección de memoria (MPU)?</text:p>
      <text:p text:style-name="P7"/>
      <text:p text:style-name="P13"><text:soft-page-break/>Es la encargada de proteger regiones definidad de memoria y, por lo tanto, proteger también los accesos a periféricos (mapeados en memoria).</text:p>
      <text:p text:style-name="P13"/>
      <text:p text:style-name="P7">19. ¿Cuántas regiones pueden configurarse como máximo? ¿Qué ocurre en caso de haber</text:p>
      <text:p text:style-name="P7">solapamientos de las regiones? ¿Qué ocurre con las zonas de memoria no cubiertas por las</text:p>
      <text:p text:style-name="P7">regiones definidas?</text:p>
      <text:p text:style-name="P7"/>
      <text:p text:style-name="P7">20. ¿Para qué se suele utilizar la excepción PendSV? ¿Cómo se relaciona su uso con el resto</text:p>
      <text:p text:style-name="P7">de las excepciones? Dé un ejemplo</text:p>
      <text:p text:style-name="P7"/>
      <text:p text:style-name="P7">21. ¿Para qué se suele utilizar la excepción SVC? Expliquelo dentro de un marco de un</text:p>
      <text:p text:style-name="P7">sistema operativo embebido.</text:p>
      <text:p text:style-name="P6"/>
      <text:p text:style-name="P17">ISA</text:p>
      <text:p text:style-name="P17"/>
      <text:p text:style-name="P6">1. ¿Qué son los sufijos y para qué se los utiliza? Dé un ejemplo</text:p>
      <text:p text:style-name="P6"/>
      <text:p text:style-name="P6">2. ¿Para qué se utiliza el sufijo ‘s’? Dé un ejemplo</text:p>
      <text:p text:style-name="P6"/>
      <text:p text:style-name="P6">3. ¿Qué utilidad tiene la implementación de instrucciones de aritmética saturada? Dé un</text:p>
      <text:p text:style-name="P6">ejemplo con operaciones con datos de 8 bits.</text:p>
      <text:p text:style-name="P6"/>
      <text:p text:style-name="P6">4. Describa brevemente la interfaz entre assembler y C ¿Cómo se reciben los argumentos</text:p>
      <text:p text:style-name="P6">de las funciones? ¿Cómo se devuelve el resultado? ¿Qué registros deben guardarse en la</text:p>
      <text:p text:style-name="P6">pila antes de ser modificados?</text:p>
      <text:p text:style-name="P6"/>
      <text:p text:style-name="P6">5. ¿Qué es una instrucción SIMD? ¿En qué se aplican y que ventajas reporta su uso? Dé un</text:p>
      <text:p text:style-name="P6">ejemplo.</text:p>
      <text:p text:style-name="P9"/>
      <text:p text:style-name="P13">Es una instrucción que está preparada para operar con gran cantidad de datos en un ciclo de reloj. Se aplica en operaciones que, justamente, requiera operar con mucha cantidad de dato al mismo tiempo, por ejemplo, procesamiento de imáge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21:13:01.117687354</meta:creation-date>
    <meta:generator>LibreOffice/6.4.7.2$Linux_X86_64 LibreOffice_project/40$Build-2</meta:generator>
    <dc:date>2022-10-29T00:18:26.495534250</dc:date>
    <meta:editing-duration>PT2H2M37S</meta:editing-duration>
    <meta:editing-cycles>3</meta:editing-cycles>
    <meta:document-statistic meta:table-count="0" meta:image-count="0" meta:object-count="0" meta:page-count="3" meta:paragraph-count="72" meta:word-count="950" meta:character-count="5870" meta:non-whitespace-character-count="4988"/>
  </office:meta>
</office:document-meta>
</file>